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79 odcinek 8</text:p>
      <text:p text:style-name="P1"/>
      <text:p text:style-name="P2">Etap I</text:p>
      <text:p text:style-name="P3"/>
      <text:p text:style-name="P3">który król Polski zapraszał na czwartkowe obiady <text:s text:c="45"/><text:span text:style-name="T1"><text:s/>Poniatowski</text:span></text:p>
      <text:p text:style-name="P3">jak nazywają się duże skupiska ryb <text:s text:c="71"/><text:span text:style-name="T1"><text:s text:c="2"/>ławica</text:span></text:p>
      <text:p text:style-name="P3">jak ma na imię tytułowy bohater powieści Defoe o nazwisku Cruzoe <text:s text:c="20"/><text:span text:style-name="T1">Robinson</text:span></text:p>
      <text:p text:style-name="P3">w ktorym wieku żył pierwszy prezydent USA Jerzy Waszyngton <text:s text:c="27"/><text:span text:style-name="T1">XVIII </text:span></text:p>
      <text:p text:style-name="P3">który ptak w chrześcijaństwie symbolizuje Ducha Świętego <text:s text:c="35"/><text:span text:style-name="T1">gołebica</text:span></text:p>
      <text:p text:style-name="P3">który pierwiastek chemiczny ma symbol H <text:s text:c="62"/><text:span text:style-name="T1">wodór</text:span></text:p>
      <text:p text:style-name="P3">czy Jagiełło po śmierci <text:s/>Jadwigi ożenił się ponownie <text:s text:c="46"/><text:span text:style-name="T1"><text:s/>TAK</text:span></text:p>
      <text:p text:style-name="P3">czy przymiotnik to cześć zdania czy mowy <text:s text:c="62"/><text:span text:style-name="T1">mowy</text:span></text:p>
      <text:p text:style-name="P3">którym zwierzęciem jest tytułowy bohater książki Ferdynand Wspaniały <text:s text:c="14"/><text:span text:style-name="T1"><text:s/>pies</text:span></text:p>
      <text:p text:style-name="P3">jeden jard to mniej czy więcej niż metr <text:s text:c="67"/><text:span text:style-name="T1"><text:s/>90 cm</text:span></text:p>
      <text:p text:style-name="P3">czy w Polsce sąd może skazać przestępce na karę śmierci <text:s text:c="37"/><text:span text:style-name="T1"><text:s text:c="2"/>NIE</text:span> </text:p>
      <text:p text:style-name="P3">która wielka rzeka przepływa przez Wrocław <text:s text:c="58"/><text:span text:style-name="T1">Odra</text:span> </text:p>
      <text:p text:style-name="P3">jak nazywa się sześcioramienna gwiazda na fladzie Izraela <text:s text:c="36"/><text:span text:style-name="T1"><text:s/>Dawida</text:span></text:p>
      <text:p text:style-name="P3">na którym kontynencie żyją hipopotamy <text:s text:c="65"/><text:span text:style-name="T1"><text:s/>Afryka</text:span></text:p>
      <text:p text:style-name="P3">czy sorbet to napój alkoholowy <text:s text:c="79"/><text:span text:style-name="T1"><text:s text:c="2"/>NIE</text:span> </text:p>
      <text:p text:style-name="P3">wg Krasickiego miłe złego początki lecz koniec..... <text:s text:c="49"/><text:span text:style-name="T1">żałosny</text:span></text:p>
      <text:p text:style-name="P3">którą córkę Zeusa starożytni grecy uważali za boginię mądrości i wojny sprawiedliwej</text:p>
      <text:p text:style-name="P3">czy nalezy stawiać kropkę po skrótach nazw polskich jednostek monetarnych <text:s text:c="7"/><text:span text:style-name="T1">NIE</text:span> </text:p>
      <text:p text:style-name="P3">w ktorym państwie miało miejsce w 1825 powstanie dekabrystów <text:s text:c="25"/><text:span text:style-name="T1">Ros</text:span>j<text:span text:style-name="T1">a</text:span></text:p>
      <text:p text:style-name="P3">jak nazywo się utwór orkiestrowy stanowiący wstęp do opery bądź operetki <text:s text:c="7"/><text:span text:style-name="T1"><text:s text:c="2"/>uwertura</text:span></text:p>
      <text:p text:style-name="P3"/>
      <text:p text:style-name="P2">Etap II</text:p>
      <text:p text:style-name="P3"/>
      <text:p text:style-name="P3">Bronisław Komorowski był ministrem Obrony narodowej czy spraw zagranicznych <text:s text:c="2"/><text:span text:style-name="T1">MON</text:span> </text:p>
      <text:p text:style-name="P3">Kalabria to region w którym państwie <text:s text:c="69"/><text:span text:style-name="T1">Włochy</text:span></text:p>
      <text:p text:style-name="P3">kto był ojcem Marii Tudor zwanej krwawą <text:s text:c="57"/><text:span text:style-name="T1">Henryk VIII</text:span></text:p>
      <text:p text:style-name="P3">co oznacza łaciński okrzyk ave cesar morituri te salutant <text:s text:c="23"/></text:p>
      <text:p text:style-name="P4">idący na śmierć pozdrawiają Cię</text:p>
      <text:p text:style-name="P3">jak miał na imię lis którego szelmostwa opisał Jan Brzech <text:s text:c="34"/><text:span text:style-name="T1">Witalis</text:span></text:p>
      <text:p text:style-name="P3">czy Chrystus na sykstyńskim fresku Michała Anioła ma brodę <text:s text:c="28"/><text:span text:style-name="T1">NIE</text:span> </text:p>
      <text:p text:style-name="P3">z którego polskiego serialu pochodzi cytat: Co ci powiem, to ci powiem <text:s text:c="12"/><text:span text:style-name="T1">Janosik</text:span></text:p>
      <text:p text:style-name="P3">jak nazywał sie ojciec Elektry, naczelny wódz wyprawy trojańskiej <text:s text:c="14"/><text:span text:style-name="T1"><text:s text:c="3"/>Agamemnon</text:span></text:p>
      <text:p text:style-name="P3">jak należy pisać na darmo <text:s text:c="63"/></text:p>
      <text:p text:style-name="P3">z którego pańśtwa pochodził dyplomata i inżynier który w końcu XIX w zainicjował <text:s/>budowę kanału panamskiego <text:s text:c="80"/><text:span text:style-name="T1">Francja</text:span></text:p>
      <text:p text:style-name="P3">czy rzeka Warta ma źródła w Polsce czy poza jej granicami <text:s text:c="32"/><text:span text:style-name="T1">w Polsce</text:span></text:p>
      <text:p text:style-name="P3">jak nazywał się tytułowy bohater książki Swifta który trafił do krainy liliputów <text:s text:c="2"/><text:span text:style-name="T1">Guliwer</text:span></text:p>
      <text:p text:style-name="P3">Napoleondor to nazwa monety czy wykwintnego alkoholu <text:s text:c="34"/><text:span text:style-name="T1"><text:s/>moneta</text:span> </text:p>
      <text:p text:style-name="P3">w której europejskiej stolicy działa instytut Józefia Piłsudskiego założony w 1947 r <text:s text:c="2"/><text:span text:style-name="T1">Londyn</text:span></text:p>
      <text:p text:style-name="P3">jak z łaciny nazywa się laska będąca symbolem władzy biskupiej <text:s text:c="19"/><text:span text:style-name="T1"><text:s text:c="3"/>Pastorał</text:span></text:p>
      <text:p text:style-name="P3">czy mistrzostwa polski w wyścigach motocykli na żużlu miały miejsce po raz pierwszy przed czy po II WŚ <text:s text:c="94"/><text:span text:style-name="T1"><text:s/>przed</text:span></text:p>
      <text:p text:style-name="P3">jakie imię nosił bezdomny, paryski ulicznik z powieści Nędznicy Wiktora Hugo <text:s/><text:span text:style-name="T1">Gawroche</text:span></text:p>
      <text:p text:style-name="P3"><text:soft-page-break/>jak nazywa się miasto w drodze do którego nawrócił się św. Paweł <text:s text:c="15"/><text:span text:style-name="T1">Damaszek</text:span></text:p>
      <text:p text:style-name="P3">czy naczelna izba lekarska podlega ministerstwu zdrowia <text:s text:c="30"/><text:span text:style-name="T1">samorządna</text:span></text:p>
      <text:p text:style-name="P3">jak w notacji muzycznej nazywa się znak obniżający dźwięk o pół tonu <text:s text:c="6"/><text:span text:style-name="T1"><text:s/>bemol</text:span></text:p>
      <text:p text:style-name="P3">w którym roku Władysław Łokietek walczył pod Płowcami <text:s text:c="24"/><text:span text:style-name="T1"><text:s text:c="2"/>1331</text:span></text:p>
      <text:p text:style-name="P3">jak nazywa się waluta Litwy <text:s text:c="74"/><text:span text:style-name="T1"><text:s/>lit</text:span></text:p>
      <text:p text:style-name="P3">duchem której postaci historycznej jest Upiór z Wesela <text:s text:c="33"/><text:span text:style-name="T1">Jakub Szela</text:span></text:p>
      <text:p text:style-name="P3">czy sarabanda to miasto w Hiszpanii, taniec czy wędrowny pieśniarz <text:s text:c="9"/><text:span text:style-name="T1"><text:s text:c="2"/>taniec</text:span></text:p>
      <text:p text:style-name="P3">jak nazywa się wystawa organizowana co trzy lata <text:s text:c="39"/><text:span text:style-name="T1"><text:s/>triennale</text:span></text:p>
      <text:p text:style-name="P3">Bonaparte zmarł na wyspie św. Heleny, gdzie są pochowane jego szczątki <text:s text:c="2"/><text:span text:style-name="T1"><text:s/>Paryż</text:span></text:p>
      <text:p text:style-name="P3">nad którym morzem leży Bombaj <text:s text:c="62"/><text:span text:style-name="T1"><text:s/>M. Arabskie</text:span></text:p>
      <text:p text:style-name="P3">w którym roku urodził się Fryderyk Chopin <text:s text:c="44"/><text:span text:style-name="T1"><text:s text:c="2"/>1810</text:span></text:p>
      <text:p text:style-name="P3">jak nazywa się chroniona sosna rosnąca w Tatrach <text:s text:c="36"/><text:span text:style-name="T1">sosna limba</text:span></text:p>
      <text:p text:style-name="P3">jak nazywał się włoski reżyser, twórca Miasta kobiet, La strada <text:s text:c="15"/><text:span text:style-name="T1">Frederico Fellini</text:span></text:p>
      <text:p text:style-name="P3">który polski astronom odkrył pierwszy pozasłoneczny układ planetarny <text:s text:c="2"/><text:span text:style-name="T1">Wolszczan</text:span></text:p>
      <text:p text:style-name="P3">jak ma na imię piękna żydówka, kochanka Ramzesa XIII, rywalizująca <text:s text:c="2"/><text:span text:style-name="T1"><text:s/>Sara</text:span></text:p>
      <text:p text:style-name="P3">czy Kazimierz Odnowiciel koronował się na króla Polski <text:s text:c="25"/><text:span text:style-name="T1"><text:s/>NIE </text:span></text:p>
      <text:p text:style-name="P3">w którym mieście ma główną siedzibę FAO <text:s text:c="46"/><text:span text:style-name="T1"><text:s/>Rzym</text:span></text:p>
      <text:p text:style-name="P3">jak nazywa się błąd w odczytywaniu pomiaru wynikający z nieodpowiedniego ustawienia gałki ocznej <text:s text:c="98"/><text:span text:style-name="T1"><text:s/>paralaksa</text:span></text:p>
      <text:p text:style-name="P3">w którym wieku rodził się niderlandzki malarz Hieronim Bosch <text:s text:c="15"/><text:span text:style-name="T1"><text:s/>XV w.</text:span></text:p>
      <text:p text:style-name="P3">w ktorym państwie znajduje się starożytne miasto Inków Cuzco <text:s text:c="15"/><text:span text:style-name="T1"><text:s/>Peru</text:span></text:p>
      <text:p text:style-name="P3">kto był założycielem teatru Berliner Asambleu</text:p>
      <text:p text:style-name="P3"/>
      <text:p text:style-name="P2">Etap III </text:p>
      <text:p text:style-name="P2"/>
      <text:p text:style-name="P3">w którym państwie odbędzie się Euro 2016 <text:s text:c="46"/><text:span text:style-name="T1"><text:s/>Francja</text:span></text:p>
      <text:p text:style-name="P3">jak nazywał się polski zegarmistrz uczestnik powstania listopadowego <text:s/><text:span text:style-name="T1"><text:s text:c="2"/>Antoni Patek</text:span></text:p>
      <text:p text:style-name="P3">kutię podaje się podczas Wielkanocy czy Bożego Narodzenia <text:s text:c="17"/><text:span text:style-name="T1"><text:s/>Gody</text:span></text:p>
      <text:p text:style-name="P3">jak nazywał się król Cypru który zakochał się w wyrzeźbionej przez siebie pięknej kobiecie Galatei <text:s text:c="103"/><text:span text:style-name="T1"><text:s/>Pigmalion</text:span></text:p>
      <text:p text:style-name="P3">w którym mieście możemy odwiedził muzeum japońskiej sztuki manga <text:span text:style-name="T1"><text:s/>Kraków</text:span></text:p>
      <text:p text:style-name="P3">jak nazywał się archeolog główny bohater filmu Poszukiwacze zaginionej arki <text:s text:c="2"/><text:span text:style-name="T1">Jones</text:span></text:p>
      <text:p text:style-name="P3">które zwierzątka zakłóciły spokój Telimeny w świątyni dumania <text:s text:c="24"/><text:span text:style-name="T1">mrówki</text:span></text:p>
      <text:p text:style-name="P3">w którym wieku powstał w Polsce ruch społeczny o nazwie Ruch kobiet <text:s text:c="10"/><text:span text:style-name="T1"><text:s/>XXI w.</text:span></text:p>
      <text:p text:style-name="P3">jak nazywa się miasto portowe w Libii, podczas II WŚ miejsce walki samodzielncy strzelców podkarpackich <text:s text:c="85"/><text:span text:style-name="T1"><text:s text:c="2"/>Tobruk</text:span></text:p>
      <text:p text:style-name="P3">jak nazywa się ptak z rodziny krukowatych o białoczarnym upierzeniu którego łacińska nazwa brzmi pica pica <text:s text:c="89"/><text:span text:style-name="T1"><text:s text:c="2"/>sroka</text:span></text:p>
      <text:p text:style-name="P3">legendarny żółty cesarz z III stulecia p.n.e był cesarzem którego państwa <text:s text:c="10"/><text:span text:style-name="T1">Chiny</text:span></text:p>
      <text:p text:style-name="P3">w którym mieście można oglądać cykl obrazów Rubensa przedstawiający życie Marii Medycejskiej <text:s text:c="104"/><text:span text:style-name="T1"><text:s text:c="2"/>Paryż</text:span></text:p>
      <text:p text:style-name="P3">osoba chodząca spać z kurami kładzie się wcześnie czy późno <text:s text:c="28"/><text:span text:style-name="T1">wcześnie</text:span></text:p>
      <text:p text:style-name="P3">jak nazywa się tablica spisująca umowne oznaczenia na planie lub mapie <text:s text:c="7"/><text:span text:style-name="T1"><text:s text:c="3"/>legenda</text:span> </text:p>
      <text:p text:style-name="P3">czy Juliusz Verne dostał literacką nagrodę Nobla <text:s text:c="47"/><text:span text:style-name="T1"><text:s text:c="2"/>NIE</text:span> </text:p>
      <text:p text:style-name="P3">Hasah Rowhani został w 2013 r prezydentem Iranu czy Syrii <text:s text:c="28"/><text:span text:style-name="T1"><text:s/>Iranu</text:span></text:p>
      <text:p text:style-name="P3">jak nazywa się pergaminowy zwój nawinięty na dwa wałki przechowywany w synagodze</text:p>
      <text:p text:style-name="P4">rodał</text:p>
      <text:p text:style-name="P3">która roślina ogrodowa posłużyła Mendlowi do badań nad dziedziczeniem <text:s text:c="6"/><text:span text:style-name="T1"><text:s/>groch</text:span></text:p>
      <text:p text:style-name="P3"><text:soft-page-break/>dzielnicą którego miasta jest Chylonia <text:s text:c="65"/><text:span text:style-name="T1">Gdynia</text:span></text:p>
      <text:p text:style-name="P3">kto był komendantem AK przed generałem Okulickim <text:s text:c="27"/><text:span text:style-name="T1"><text:s text:c="2"/>Bór-Komorowski</text:span></text:p>
      <text:p text:style-name="P3">ile dób trwa pełny obieg Ksieżyca wokół Ziemii <text:s text:c="44"/><text:span text:style-name="T1">27</text:span></text:p>
      <text:p text:style-name="P3">jak nazywa się urządzenia zmieniające napięcie prądu zmiennego <text:s text:c="14"/><text:span text:style-name="T1"><text:s/>transformator</text:span></text:p>
      <text:p text:style-name="P3">bogini Kali to indyjska bogini śmierci czy płodności <text:s text:c="33"/><text:span text:style-name="T1"><text:s text:c="4"/>śmierci</text:span></text:p>
      <text:p text:style-name="P3">jaki zawód uprawiał Henryk Worcel autor Zaklęte rewiry <text:s text:c="28"/><text:span text:style-name="T1"><text:s/>kelner</text:span></text:p>
      <text:p text:style-name="P3">w którym roku zbudowany był pierwszy laser 1940,1960 czy 1980 <text:s text:c="13"/><text:span text:style-name="T1"><text:s/>1960</text:span></text:p>
      <text:p text:style-name="P3">jak z łaciny nazywało się ograniczenie do określonej liczby osób pewnej kategorii <text:s text:c="2"/></text:p>
      <text:p text:style-name="P4">numerus classus</text:p>
      <text:p text:style-name="P3">z którego kontynentu pochodzi dalia zwana georginią <text:s text:c="35"/><text:span text:style-name="T1">Ameryka płn.</text:span></text:p>
      <text:p text:style-name="P3">jak nazywa się kompozytor laureat Oscara twórca poznańskiego międzynarodowego festiwalu muzyki Tranatlantyk <text:s text:c="59"/><text:span text:style-name="T1"><text:s/>Jan A. P. Kaczmare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8-31T15:21:18.54</meta:creation-date>
    <meta:document-statistic meta:table-count="0" meta:image-count="0" meta:object-count="0" meta:page-count="3" meta:paragraph-count="93" meta:word-count="901" meta:character-count="8907"/>
    <dc:date>2014-08-31T16:18:44.85</dc:date>
    <meta:editing-duration>PT00H02M25S</meta:editing-duration>
    <meta:editing-cycles>1</meta:editing-cycles>
    <meta:generator>OpenOffice.ux.pl/3.1$Win32 OpenOffice.org_project/310m11$Build-39399</meta:generator>
  </office:meta>
</office:document-meta>
</file>